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tracked-changes>
        <text:changed-region text:id="ct491660960">
          <text:deletion>
            <office:change-info>
              <dc:creator>Bob Jacobsen</dc:creator>
              <dc:date>2010-08-31T12:21:00</dc:date>
            </office:change-info>
            <text:p text:style-name="Standard"><text:s/>pile</text:p>
          </text:deletion>
        </text:changed-region>
        <text:changed-region text:id="ct52002864">
          <text:insertion>
            <office:change-info>
              <dc:creator>Bob Jacobsen</dc:creator>
              <dc:date>2010-08-31T12:25:00</dc:date>
            </office:change-info>
          </text:insertion>
        </text:changed-region>
        <text:changed-region text:id="ct483430400">
          <text:insertion>
            <office:change-info>
              <dc:creator>Bob Jacobsen</dc:creator>
              <dc:date>2010-08-31T07:13:00</dc:date>
            </office:change-info>
          </text:insertion>
        </text:changed-region>
        <text:changed-region text:id="ct483430496">
          <text:insertion>
            <office:change-info>
              <dc:creator>Bob Jacobsen</dc:creator>
              <dc:date>2010-08-31T07:14:00</dc:date>
            </office:change-info>
          </text:insertion>
        </text:changed-region>
        <text:changed-region text:id="ct483406816">
          <text:insertion>
            <office:change-info>
              <dc:creator>Bob Jacobsen</dc:creator>
              <dc:date>2010-08-31T07:15:00</dc:date>
            </office:change-info>
          </text:insertion>
        </text:changed-region>
        <text:changed-region text:id="ct483430592">
          <text:format-change>
            <office:change-info>
              <dc:creator>Bob Jacobsen</dc:creator>
              <dc:date>2010-08-31T07:05:00</dc:date>
            </office:change-info>
          </text:format-change>
        </text:changed-region>
        <text:changed-region text:id="ct610615376">
          <text:insertion>
            <office:change-info>
              <dc:creator>Bob Jacobsen</dc:creator>
              <dc:date>2010-08-31T12:28:00</dc:date>
            </office:change-info>
          </text:insertion>
        </text:changed-region>
        <text:changed-region text:id="ct516419824">
          <text:insertion>
            <office:change-info>
              <dc:creator>Bob Jacobsen</dc:creator>
              <dc:date>2010-08-31T12:29:00</dc:date>
            </office:change-info>
          </text:insertion>
        </text:changed-region>
        <text:changed-region text:id="ct516897136">
          <text:insertion>
            <office:change-info>
              <dc:creator>Bob Jacobsen</dc:creator>
              <dc:date>2010-08-31T12:25:00</dc:date>
            </office:change-info>
          </text:insertion>
        </text:changed-region>
        <text:changed-region text:id="ct610628512">
          <text:deletion>
            <office:change-info>
              <dc:creator>Bob Jacobsen</dc:creator>
              <dc:date>2010-08-31T12:25:00</dc:date>
            </office:change-info>
            <text:p text:style-name="Standard"/>
            <text:p text:style-name="Standard">We want all 8 wires present so people can add power later, or we can define the reserved conductors later, and still use them. The 1A on interconnects is to make sure they're at least as robust as the connectors and cable.</text:p>
            <text:p text:style-name="Standard"/>
          </text:deletion>
        </text:changed-region>
        <text:changed-region text:id="ct506556960">
          <text:insertion>
            <office:change-info>
              <dc:creator>Bob Jacobsen</dc:creator>
              <dc:date>2010-08-31T12:25:00</dc:date>
            </office:change-info>
          </text:insertion>
        </text:changed-region>
        <text:changed-region text:id="ct611275104">
          <text:insertion>
            <office:change-info>
              <dc:creator>Bob Jacobsen</dc:creator>
              <dc:date>2010-08-31T07:06:00</dc:date>
            </office:change-info>
          </text:insertion>
        </text:changed-region>
        <text:changed-region text:id="ct611274976">
          <text:insertion>
            <office:change-info>
              <dc:creator>Bob Jacobsen</dc:creator>
              <dc:date>2010-08-31T07:07:00</dc:date>
            </office:change-info>
          </text:insertion>
        </text:changed-region>
        <text:changed-region text:id="ct513021056">
          <text:insertion>
            <office:change-info>
              <dc:creator>Bob Jacobsen</dc:creator>
              <dc:date>2010-08-31T12:24:00</dc:date>
            </office:change-info>
          </text:insertion>
        </text:changed-region>
        <text:changed-region text:id="ct449366224">
          <text:deletion>
            <office:change-info>
              <dc:creator>Bob Jacobsen</dc:creator>
              <dc:date>2010-08-31T12:25:00</dc:date>
            </office:change-info>
            <text:p text:style-name="Standard"/>
            <text:p text:style-name="Standard"/>
          </text:deletion>
        </text:changed-region>
        <text:changed-region text:id="ct611275568">
          <text:format-change>
            <office:change-info>
              <dc:creator>Bob Jacobsen</dc:creator>
              <dc:date>2010-08-31T07:05:00</dc:date>
            </office:change-info>
          </text:format-change>
        </text:changed-region>
        <text:changed-region text:id="ct483431136">
          <text:insertion>
            <office:change-info>
              <dc:creator>Bob Jacobsen</dc:creator>
              <dc:date>2010-08-31T07:12:00</dc:date>
            </office:change-info>
          </text:insertion>
        </text:changed-region>
        <text:changed-region text:id="ct567725920">
          <text:deletion>
            <office:change-info>
              <dc:creator>Bob Jacobsen</dc:creator>
              <dc:date>2010-08-31T12:26:00</dc:date>
            </office:change-info>
            <text:p text:style-name="Standard">logic</text:p>
          </text:deletion>
        </text:changed-region>
        <text:changed-region text:id="ct505954704">
          <text:insertion>
            <office:change-info>
              <dc:creator>Bob Jacobsen</dc:creator>
              <dc:date>2010-08-31T12: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st a place-keeper for a<text:change text:change-id="ct491660960"/> tech note explaining reasoning, not well written)<text:change-start text:change-id="ct52002864"/></text:p>
      <text:p text:style-name="Standard"/>
      <text:p text:style-name="Standard">There's no intention that devices that connect to more than one CAN segment (e.g. bridges) have to electrically interconnect those separate segments.<text:change-end text:change-id="ct52002864"/><text:change-start text:change-id="ct483430400"/></text:p>
      <text:p text:style-name="Standard"/>
      <text:p text:style-name="Standard">We don't discuss CAN terminators, because they'r<text:change-end text:change-id="ct483430400"/><text:change-start text:change-id="ct483430496"/>e discussed in detail in the CAN documentation that the standard references. <text:s/>A simple resistor on a RJ45 plug can be used, or more complex devices can be created and sold that <text:change-end text:change-id="ct483430496"/><text:change-start text:change-id="ct483406816"/>e.g. contain diagnostic readouts. <text:s/>So long as it provides in-spec termination, they're all fine.<text:change-end text:change-id="ct483406816"/></text:p>
      <text:p text:style-name="Standard"/>
      <text:p text:style-name="P1"><text:change-start text:change-id="ct483430592"/>Physical Interconnection<text:change-end text:change-id="ct483430592"/></text:p>
      <text:p text:style-name="Standard"/>
      <text:p text:style-name="Standard">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Standard"/>
      <text:p text:style-name="Standard">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change-start text:change-id="ct610615376"/></text:p>
      <text:p text:style-name="Standard"/>
      <text:p text:style-name="Standard">The signal names refer back to the signal definitions in the CAN specifications. UTP is unshielded cable, so the CAN_<text:change-end text:change-id="ct610615376"/><text:change-start text:change-id="ct516419824"/>SHIELD conductor is being used as a second conductor for the CAN ground reference, CAN_GND.<text:change-end text:change-id="ct516419824"/></text:p>
      <text:p text:style-name="Standard"/>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
      <text:p text:style-name="Standard"><text:change-start text:change-id="ct516897136"/>We want all 8 wires present so people can add power later, or we can define the reserved conductors later, and still use them. The 1A on interconnects is to make sure they're at least as robust as the connectors and cable.</text:p>
      <text:p text:style-name="Standard"/>
      <text:p text:style-name="Standard">For information on sizing circuit board traces to carry the required interconnection current, please see “IPC-2152 — Standard for Determining Current-carrying Capacity in Printed Board Design, 2009.”</text:p>
      <text:p text:style-name="Standard"/>
      <text:p text:style-name="Standard"><text:change-end text:change-id="ct516897136"/>All 8 wires don't have to go through the board if there's only one connection, e.g. a throttle with a single jack or pig-tail cable with plug. In that case, only two pairs are required.</text:p>
      <text:p text:style-name="Standard"><text:change text:change-id="ct610628512"/></text:p>
      <text:p text:style-name="Standard">If your product is providing power and has e.g. two jacks, you can either connect them together and provide a max of 0.5A to both<text:change-start text:change-id="ct506556960"/> combined<text:change-end text:change-id="ct506556960"/>, or separately power them up to 0.5A each. This is the only case where a conductor doesn't have to pass through the board as a continuous electrical circuit.<text:change-start text:change-id="ct611275104"/> Note that this means that your product has to provide power, however; if providing power is an option, not always present, you should connect conductor 8 across the board to ensure that downstream nodes aren't cut off from power when it's <text:change-end text:change-id="ct611275104"/><text:change-start text:change-id="ct611274976"/>not provided by your board.<text:change-end text:change-id="ct611274976"/></text:p>
      <text:p text:style-name="Standard"/>
      <text:p text:style-name="Standard">The 100V requirement on the reserved conductors is also there to make sure that when we later find a use for it, we don't blow up existing installations.<text:change-start text:change-id="ct513021056"/></text:p>
      <text:p text:style-name="Standard"/>
      <text:p text:style-name="Standard"><text:soft-page-break/>The 27V requirement comes from the S9.1 limitation on track voltage.<text:change-end text:change-id="ct513021056"/></text:p>
      <text:p text:style-name="Standard"><text:change text:change-id="ct449366224"/></text:p>
      <text:p text:style-name="P1"><text:change-start text:change-id="ct611275568"/>Power Supply<text:change-end text:change-id="ct611275568"/></text:p>
      <text:p text:style-name="Standard"/>
      <text:p text:style-name="Standard">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
      <text:p text:style-name="Standard"><text:change-start text:change-id="ct483431136"/>Power can be injected into the cable by simple “mid-span injector” devices, essentially just two RJ45 connectors and a 2.1mm jack for a wall-wart. It's not required that it comes from a NMRAnet node itself.</text:p>
      <text:p text:style-name="Standard"/>
      <text:p text:style-name="Standard"><text:change-end text:change-id="ct483431136"/>We expect that most power-supplying and power-consuming boards will connect PWR_NEG and the 3/7 grounds. <text:s/>A good way to do this is a 10 ohm resistor and a 0.1uF capacitor in parallel, but a straight copper connection is within the letter of the requirement.</text:p>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
      <text:p text:style-name="Standard">Note the effect of the “must withstand” <text:change text:change-id="ct567725920"/><text:change-start text:change-id="ct505954704"/>requirement<text:change-end text:change-id="ct505954704"/> is that power supply boards must be able to be connected to each other, even if their output voltages are not exactly the same. One way to handle this is an isolating diode on the PWR_POS out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8-31T05:47:31</meta:creation-date>
    <meta:generator>OpenOffice.org/3.2$Unix OpenOffice.org_project/320m18$Build-9502</meta:generator>
    <dc:date>2010-08-31T12:29:25</dc:date>
    <dc:creator>Bob Jacobsen</dc:creator>
    <meta:editing-duration>PT00H39M34S</meta:editing-duration>
    <meta:editing-cycles>19</meta:editing-cycles>
    <meta:document-statistic meta:table-count="0" meta:image-count="0" meta:object-count="0" meta:page-count="2" meta:paragraph-count="23" meta:word-count="831" meta:character-count="4885"/>
  </office:meta>
</office:document-meta>
</file>